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100000385000002590A24B598.jpg" manifest:media-type="image/jpeg"/>
  <manifest:file-entry manifest:full-path="Pictures/10000001000002630000017E9F4CD7A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bb36" officeooo:paragraph-rsid="001ebb3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3543in" svg:height="3.9689in" draw:z-index="0"><draw:image xlink:href="Pictures/10000001000002630000017E9F4CD7A3.jpg" xlink:type="simple" xlink:show="embed" xlink:actuate="onLoad"/></draw:frame></text:p>
      <text:p text:style-name="Standard"><draw:frame draw:style-name="fr2" draw:name="Image2" text:anchor-type="paragraph" svg:x="1.0547in" svg:y="0.7102in" svg:width="5.0535in" svg:height="2.9917in" draw:z-index="1"><draw:image xlink:href="Pictures/1000000100000385000002590A24B59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7:57:58.715263829</meta:creation-date>
    <dc:date>2014-11-16T15:02:59.897167057</dc:date>
    <meta:editing-duration>PT32S</meta:editing-duration>
    <meta:editing-cycles>4</meta:editing-cycles>
    <meta:generator>LibreOfficeDev/4.4.0.0.alpha1$Linux_x86 LibreOffice_project/e914c3f85ef49d90620efdc9747cd3a761cb18dc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